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38883" style:font-name-asian="Noto Sans CJK SC Regular" style:font-size-asian="12.25pt" style:font-name-complex="FreeSans" style:font-size-complex="14pt"/>
    </style:style>
    <style:style style:name="P2" style:family="paragraph" style:parent-style-name="Title">
      <style:text-properties officeooo:rsid="000c52e1" officeooo:paragraph-rsid="00038883"/>
    </style:style>
    <style:style style:name="P3" style:family="paragraph" style:parent-style-name="Subtitle">
      <style:text-properties officeooo:paragraph-rsid="00038883"/>
    </style:style>
    <style:style style:name="P4" style:family="paragraph" style:parent-style-name="Text_20_body">
      <style:text-properties officeooo:rsid="000fc876" officeooo:paragraph-rsid="000fc876"/>
    </style:style>
    <style:style style:name="P5" style:family="paragraph" style:parent-style-name="Text_20_body">
      <style:text-properties officeooo:rsid="000fc876" officeooo:paragraph-rsid="00125354"/>
    </style:style>
    <style:style style:name="P6" style:family="paragraph" style:parent-style-name="Text_20_body">
      <style:text-properties style:text-position="0% 100%" style:font-name="Liberation Serif1" officeooo:rsid="000fc876" officeooo:paragraph-rsid="000fc876" style:font-name-asian="Liberation Serif1" style:font-name-complex="Liberation Serif1"/>
    </style:style>
    <style:style style:name="P7" style:family="paragraph" style:parent-style-name="Text_20_body">
      <style:text-properties style:text-position="0% 100%" style:font-name="Liberation Serif1" fo:font-weight="normal" officeooo:rsid="00106d94" officeooo:paragraph-rsid="00106d94" style:font-name-asian="Liberation Serif1" style:font-weight-asian="normal" style:font-name-complex="Liberation Serif1" style:font-weight-complex="normal"/>
    </style:style>
    <style:style style:name="P8" style:family="paragraph" style:parent-style-name="Text_20_body">
      <style:text-properties fo:color="#cc0000" style:text-position="0% 100%" style:font-name="Liberation Serif1" officeooo:rsid="00152db7" officeooo:paragraph-rsid="00152db7" style:font-name-asian="Liberation Serif1" style:font-name-complex="Liberation Serif1"/>
    </style:style>
    <style:style style:name="P9" style:family="paragraph" style:parent-style-name="Text_20_body">
      <style:text-properties fo:color="#cc0000" style:text-position="0% 100%" style:font-name="Liberation Serif1" officeooo:rsid="00152db7" officeooo:paragraph-rsid="0016bac2" style:font-name-asian="Liberation Serif1" style:font-name-complex="Liberation Serif1"/>
    </style:style>
    <style:style style:name="P10" style:family="paragraph" style:parent-style-name="Text_20_body">
      <style:text-properties style:text-position="0% 100%" style:font-name="Liberation Serif1" fo:font-weight="normal" officeooo:rsid="00106d94" officeooo:paragraph-rsid="00143cc4" style:font-name-asian="Liberation Serif1" style:font-weight-asian="normal" style:font-name-complex="Liberation Serif1" style:font-weight-complex="normal"/>
    </style:style>
    <style:style style:name="P11" style:family="paragraph" style:parent-style-name="Text_20_body">
      <style:text-properties style:text-position="0% 100%" style:font-name="Liberation Serif1" fo:font-weight="normal" officeooo:rsid="00106d94" officeooo:paragraph-rsid="0016bac2" style:font-name-asian="Liberation Serif1" style:font-weight-asian="normal" style:font-name-complex="Liberation Serif1" style:font-weight-complex="normal"/>
    </style:style>
    <style:style style:name="P12" style:family="paragraph" style:parent-style-name="Text_20_body">
      <style:text-properties officeooo:rsid="000fc876" officeooo:paragraph-rsid="00160ad3"/>
    </style:style>
    <style:style style:name="P13" style:family="paragraph" style:parent-style-name="Heading_20_1">
      <style:text-properties officeooo:rsid="000dd71b" officeooo:paragraph-rsid="000dd71b"/>
    </style:style>
    <style:style style:name="P14" style:family="paragraph" style:parent-style-name="Heading_20_1">
      <style:text-properties officeooo:rsid="00125354" officeooo:paragraph-rsid="00125354"/>
    </style:style>
    <style:style style:name="P15" style:family="paragraph" style:parent-style-name="Heading_20_1">
      <style:text-properties officeooo:rsid="0015b092" officeooo:paragraph-rsid="0015b092"/>
    </style:style>
    <style:style style:name="T1" style:family="text">
      <style:text-properties style:text-position="0% 100%" style:font-name="Liberation Serif" style:font-name-asian="Noto Sans CJK SC Regular" style:font-name-complex="FreeSans"/>
    </style:style>
    <style:style style:name="T2" style:family="text">
      <style:text-properties style:text-position="0% 100%" style:font-name="Liberation Serif" officeooo:rsid="00160ad3" style:font-name-asian="Noto Sans CJK SC Regular" style:font-name-complex="FreeSans"/>
    </style:style>
    <style:style style:name="T3" style:family="text">
      <style:text-properties style:text-position="0% 100%" style:font-name="Liberation Serif1" style:font-name-asian="Liberation Serif1" style:font-name-complex="Liberation Serif1"/>
    </style:style>
    <style:style style:name="T4" style:family="text">
      <style:text-properties style:text-position="0% 100%" style:font-name="Liberation Serif1" officeooo:rsid="00125354" style:font-name-asian="Liberation Serif1" style:font-name-complex="Liberation Serif1"/>
    </style:style>
    <style:style style:name="T5" style:family="text">
      <style:text-properties style:text-position="0% 100%" style:font-name="Liberation Serif1" officeooo:rsid="00160ad3" style:font-name-asian="Liberation Serif1" style:font-name-complex="Liberation Serif1"/>
    </style:style>
    <style:style style:name="T6" style:family="text">
      <style:text-properties style:text-position="0% 100%" style:font-name="Liberation Serif1" style:font-name-asian="Noto Sans CJK SC Regular" style:font-name-complex="FreeSans"/>
    </style:style>
    <style:style style:name="T7" style:family="text">
      <style:text-properties style:text-position="0% 100%" style:font-name="Liberation Serif1" officeooo:rsid="00160ad3" style:font-name-asian="Liberation Serif1" style:font-name-complex="Liberation Serif1"/>
    </style:style>
    <style:style style:name="T8" style:family="text">
      <style:text-properties officeooo:rsid="000dd71b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style:font-name-asian="Noto Sans CJK SC Regular" style:font-name-complex="FreeSans"/>
    </style:style>
    <style:style style:name="T11" style:family="text">
      <style:text-properties style:font-name="Liberation Serif" style:font-name-asian="Noto Sans CJK SC Regular" style:font-name-complex="FreeSans"/>
    </style:style>
    <style:style style:name="T12" style:family="text">
      <style:text-properties style:font-name="Liberation Serif" officeooo:rsid="00160ad3" style:font-name-asian="Noto Sans CJK SC Regular" style:font-name-complex="FreeSans"/>
    </style:style>
    <style:style style:name="T13" style:family="text">
      <style:text-properties style:text-position="super 58%" style:font-name="Liberation Serif" style:font-name-asian="Noto Sans CJK SC Regular" style:font-name-complex="FreeSans"/>
    </style:style>
    <style:style style:name="T14" style:family="text">
      <style:text-properties officeooo:rsid="00143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<text:span text:style-name="T8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:</text:p>
          </table:table-cell>
          <table:table-cell table:style-name="Table1.B1" office:value-type="string">
            <text:p text:style-name="P1">Tomer Gill</text:p>
          </table:table-cell>
        </table:table-row>
        <table:table-row>
          <table:table-cell table:style-name="Table1.A2" office:value-type="string">
            <text:p text:style-name="P1">ID:</text:p>
          </table:table-cell>
          <table:table-cell table:style-name="Table1.B2" office:value-type="string">
            <text:p text:style-name="P1">318459450</text:p>
          </table:table-cell>
        </table:table-row>
        <table:table-row>
          <table:table-cell table:style-name="Table1.A2" office:value-type="string">
            <text:p text:style-name="P1">U2 User Name:</text:p>
          </table:table-cell>
          <table:table-cell table:style-name="Table1.B2" office:value-type="string">
            <text:p text:style-name="P1"><text:s/>gilltom</text:p>
          </table:table-cell>
        </table:table-row>
      </table:table>
      <text:h text:style-name="P13" text:outline-level="1">Palindromes</text:h>
      <text:p text:style-name="P4">The alphabet <text:span text:style-name="T9">∑</text:span><text:span text:style-name="T11"> = {0-9|a-z|A-Z}<text:line-break/>The language is L = {w</text:span><text:span text:style-name="T10">σ</text:span><text:span text:style-name="T11">w</text:span><text:span text:style-name="T13">R</text:span><text:span text:style-name="T1"> | w is in </text:span><text:span text:style-name="T3">∑*, |w| </text:span><text:span text:style-name="T4">≤</text:span><text:span text:style-name="T3"> 50, </text:span><text:span text:style-name="T6">σ is in </text:span><text:span text:style-name="T3">∑ or </text:span><text:span text:style-name="T6">σ = ε </text:span><text:span text:style-name="T3">}</text:span></text:p>
      <text:p text:style-name="P6">I’ve chosen the palindrome language because it is known it isn’t a regular language, and a non-deterministic stack automata to accept it. Since our LSTM is only one directioned (as opposed to a bi-LSTM) it lacks the ability to compare the start and the end of a sequence.</text:p>
      <text:p text:style-name="P7">The network achieved an accuracy of approximately 50% with training set of 1000 sequences, dev set of 500 sequences and test set of 200 sequences. This accuracy held when given different number of LSTM layers, sizes and epoches.</text:p>
      <text:h text:style-name="P14" text:outline-level="1">Double Words</text:h>
      <text:p text:style-name="P5">The alphabet <text:span text:style-name="T9">∑</text:span><text:span text:style-name="T11"> = {0-9|a-z|A-Z}<text:line-break/>The language is L = {ww</text:span><text:span text:style-name="T1"> | w is in </text:span><text:span text:style-name="T3">∑*, |w| </text:span><text:span text:style-name="T4">≤</text:span><text:span text:style-name="T3"> 50}</text:span></text:p>
      <text:p text:style-name="P8">TODO WHY</text:p>
      <text:p text:style-name="P10"><text:span text:style-name="T14">Like with the previous language, t</text:span>he network achieved an accuracy of approximately 50% with training set of 1000 sequences, dev set of 500 sequences and test set of 200 sequences. This accuracy held when given different number of LSTM layers, sizes and epoches.</text:p>
      <text:h text:style-name="P15" text:outline-level="1">Numbers Divisible By 3</text:h>
      <text:p text:style-name="P12">The alphabet <text:span text:style-name="T9">∑</text:span><text:span text:style-name="T11"> = {0-9}<text:line-break/>The language is L = {</text:span><text:span text:style-name="T12">n</text:span><text:span text:style-name="T1"> | </text:span><text:span text:style-name="T2">1 </text:span><text:span text:style-name="T4">≤ </text:span><text:span text:style-name="T5">n </text:span><text:span text:style-name="T4">≤ </text:span><text:span text:style-name="T5">3000, n mod 3 </text:span><text:span text:style-name="T5">≡</text:span><text:span text:style-name="T5"> 0</text:span><text:span text:style-name="T3">}</text:span></text:p>
      <text:p text:style-name="P9"><text:span text:style-name="T3">TODO WHY</text:span></text:p>
      <text:p text:style-name="P11"><text:span text:style-name="T14">Like with the previous languages, t</text:span><text:span text:style-name="T3">he network achieved an accuracy of approximately 50% with training set of 1000 sequences, dev set of 500 sequences and test set of 200 sequences. This accuracy held when given different number of LSTM layers, sizes and epoch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3:52:08.503570959</meta:creation-date>
    <dc:date>2017-12-28T11:53:10.628141969</dc:date>
    <meta:editing-duration>PT1H22M57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266" meta:character-count="1393" meta:non-whitespace-character-count="1148"/>
  </office:meta>
</office:document-meta>
</file>